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45cm"/>
    </style:style>
    <style:style style:name="gr2" style:family="graphic" style:parent-style-name="Flèche">
      <style:graphic-properties draw:textarea-vertical-align="middle"/>
    </style:style>
    <style:style style:name="gr3" style:family="graphic" style:parent-style-name="Flèche">
      <style:graphic-properties svg:stroke-color="#ff6600" draw:textarea-vertical-align="middle"/>
    </style:style>
    <style:style style:name="gr4" style:family="graphic" style:parent-style-name="Commentaire">
      <style:graphic-properties draw:textarea-vertical-align="middle" draw:auto-grow-height="false" fo:min-height="0.25cm" fo:min-width="1.9cm"/>
    </style:style>
    <style:style style:name="gr5" style:family="graphic" style:parent-style-name="Commentaire">
      <style:graphic-properties svg:stroke-color="#ff6600" draw:fill-color="#ff6600" draw:textarea-vertical-align="middle" draw:auto-grow-height="false" fo:min-height="0.2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4.2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8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6.7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5.25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2" draw:id="id2" draw:layer="layout" svg:width="0.95cm" svg:height="0.5cm" svg:x="3cm" svg:y="4.75cm">
            <text:p text:style-name="P1">t2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95cm" svg:height="0.5cm" svg:x="3cm" svg:y="2.85cm">
            <text:p text:style-name="P1">t1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3.475cm" svg:y1="3.35cm" svg:x2="3.475cm" svg:y2="4.75cm" draw:start-shape="id1" draw:start-glue-point="2" draw:end-shape="id2" draw:end-glue-point="0" svg:d="M3475 3350v1400" svg:viewBox="0 0 1 1401">
            <text:p/>
          </draw:connector>
          <draw:connector draw:style-name="gr2" draw:text-style-name="P1" draw:layer="layout" draw:type="line" svg:x1="3.475cm" svg:y1="5.25cm" svg:x2="3.475cm" svg:y2="6.65cm" draw:start-shape="id2" draw:start-glue-point="2" draw:end-shape="id3" draw:end-glue-point="0" svg:d="M3475 5250v1400" svg:viewBox="0 0 1 1401">
            <text:p/>
          </draw:connector>
          <draw:custom-shape draw:style-name="gr1" draw:text-style-name="P1" xml:id="id3" draw:id="id3" draw:layer="layout" svg:width="0.95cm" svg:height="0.5cm" svg:x="3cm" svg:y="6.65cm">
            <text:p text:style-name="P1">t3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3.95cm" svg:y1="3.1cm" svg:x2="3.95cm" svg:y2="6.9cm" draw:start-shape="id1" draw:start-glue-point="1" draw:end-shape="id3" draw:end-glue-point="1" svg:d="M3950 3100c751 0 751 3800 0 3800" svg:viewBox="0 0 564 3801">
            <text:p/>
          </draw:connector>
          <draw:custom-shape draw:style-name="gr4" draw:text-style-name="P1" draw:layer="layout" svg:width="2.4cm" svg:height="0.5cm" svg:x="1.3cm" svg:y="3.75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.3cm" svg:y="5.65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4.3cm" svg:y="4.7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4.3cm" svg:y="4.7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4.3cm" svg:y="5.15cm">
            <text:p text:style-name="P1">(à supprimer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xml:id="id5" draw:id="id5" draw:layer="layout" svg:width="4.7cm" svg:height="0.5cm" svg:x="10.95cm" svg:y="4.75cm">
            <text:p text:style-name="P1">nnn: rotor blade passage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4" draw:id="id4" draw:layer="layout" svg:width="3.3cm" svg:height="0.5cm" svg:x="11.65cm" svg:y="2.85cm">
            <text:p text:style-name="P1">nn: blade passage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3cm" svg:y1="3.35cm" svg:x2="13.3cm" svg:y2="4.75cm" draw:start-shape="id4" draw:start-glue-point="2" draw:end-shape="id5" draw:end-glue-point="0" svg:d="M13300 3350v1400" svg:viewBox="0 0 1 1401">
            <text:p/>
          </draw:connector>
          <draw:connector draw:style-name="gr2" draw:text-style-name="P1" draw:layer="layout" draw:type="line" svg:x1="13.3cm" svg:y1="5.25cm" svg:x2="13.3cm" svg:y2="6.65cm" draw:start-shape="id5" draw:start-glue-point="2" draw:end-shape="id6" draw:end-glue-point="0" svg:d="M13300 5250v1400" svg:viewBox="0 0 1 1401">
            <text:p/>
          </draw:connector>
          <draw:custom-shape draw:style-name="gr8" draw:text-style-name="P1" xml:id="id6" draw:id="id6" draw:layer="layout" svg:width="7.2cm" svg:height="0.5cm" svg:x="9.7cm" svg:y="6.65cm">
            <text:p text:style-name="P1">annn: typical rotor blade passage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4.95cm" svg:y1="3.1cm" svg:x2="16.9cm" svg:y2="6.9cm" draw:start-shape="id4" draw:start-glue-point="1" draw:end-shape="id6" draw:end-glue-point="1" svg:d="M14950 3100c3676 0 2701 3800 1950 3800" svg:viewBox="0 0 2657 3801">
            <text:p/>
          </draw:connector>
          <draw:custom-shape draw:style-name="gr4" draw:text-style-name="P1" draw:layer="layout" svg:width="2.4cm" svg:height="0.5cm" svg:x="13.2cm" svg:y="3.75cm">
            <text:p text:style-name="P1">EXTENSION 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3.2cm" svg:y="5.65cm">
            <text:p text:style-name="P1">EXTENSION 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7.6cm" svg:y="4.5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17.6cm" svg:y="5.05cm">
            <text:p text:style-name="P1">(à supprimer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xml:id="id8" draw:id="id8" draw:layer="layout" svg:width="5.75cm" svg:height="0.5cm" svg:x="10.325cm" svg:y="10.05cm">
            <text:p text:style-name="P1">nnn: small-scale wind turbine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7" draw:id="id7" draw:layer="layout" svg:width="3.3cm" svg:height="0.5cm" svg:x="11.55cm" svg:y="8.15cm">
            <text:p text:style-name="P1">nn: wind turbine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2cm" svg:y1="8.65cm" svg:x2="13.2cm" svg:y2="10.05cm" draw:start-shape="id7" draw:start-glue-point="2" draw:end-shape="id8" draw:end-glue-point="0" svg:d="M13200 8650v1400" svg:viewBox="0 0 1 1401">
            <text:p/>
          </draw:connector>
          <draw:connector draw:style-name="gr2" draw:text-style-name="P1" draw:layer="layout" draw:type="line" svg:x1="13.2cm" svg:y1="10.55cm" svg:x2="13.2cm" svg:y2="11.95cm" draw:start-shape="id8" draw:start-glue-point="2" draw:end-shape="id9" draw:end-glue-point="0" svg:d="M13200 10550v1400" svg:viewBox="0 0 1 1401">
            <text:p/>
          </draw:connector>
          <draw:custom-shape draw:style-name="gr8" draw:text-style-name="P1" xml:id="id9" draw:id="id9" draw:layer="layout" svg:width="7.2cm" svg:height="0.5cm" svg:x="9.6cm" svg:y="11.95cm">
            <text:p text:style-name="P1">annn: small scale wind turbine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4.85cm" svg:y1="8.4cm" svg:x2="16.8cm" svg:y2="12.2cm" draw:start-shape="id7" draw:start-glue-point="1" draw:end-shape="id9" draw:end-glue-point="1" svg:d="M14850 8400c3676 0 2701 3800 1950 3800" svg:viewBox="0 0 2657 3801">
            <text:p/>
          </draw:connector>
          <draw:custom-shape draw:style-name="gr4" draw:text-style-name="P1" draw:layer="layout" svg:width="2.4cm" svg:height="0.5cm" svg:x="13.1cm" svg:y="9.15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3.2cm" svg:y="10.95cm">
            <text:p text:style-name="P1">VARIATION 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7.5cm" svg:y="10.45cm">
            <text:p text:style-name="P1">VARIATION 2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17.5cm" svg:y="10.95cm">
            <text:p text:style-name="P1">(à supprimer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xml:id="id11" draw:id="id11" draw:layer="layout" svg:width="0.95cm" svg:height="0.5cm" svg:x="3cm" svg:y="10.05cm">
            <text:p text:style-name="P1">t2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0" draw:id="id10" draw:layer="layout" svg:width="0.95cm" svg:height="0.5cm" svg:x="3cm" svg:y="8.15cm">
            <text:p text:style-name="P1">t1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3.475cm" svg:y1="8.65cm" svg:x2="3.475cm" svg:y2="10.05cm" draw:start-shape="id10" draw:start-glue-point="2" draw:end-shape="id11" draw:end-glue-point="0" svg:d="M3475 8650v1400" svg:viewBox="0 0 1 1401">
            <text:p/>
          </draw:connector>
          <draw:connector draw:style-name="gr2" draw:text-style-name="P1" draw:layer="layout" draw:type="line" svg:x1="3.475cm" svg:y1="10.55cm" svg:x2="3.475cm" svg:y2="11.95cm" draw:start-shape="id11" draw:start-glue-point="2" draw:end-shape="id12" draw:end-glue-point="0" svg:d="M3475 10550v1400" svg:viewBox="0 0 1 1401">
            <text:p/>
          </draw:connector>
          <draw:custom-shape draw:style-name="gr1" draw:text-style-name="P1" xml:id="id12" draw:id="id12" draw:layer="layout" svg:width="0.95cm" svg:height="0.5cm" svg:x="3cm" svg:y="11.95cm">
            <text:p text:style-name="P1">t3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3.95cm" svg:y1="8.4cm" svg:x2="3.95cm" svg:y2="12.2cm" draw:start-shape="id10" draw:start-glue-point="1" draw:end-shape="id12" draw:end-glue-point="1" svg:d="M3950 8400c751 0 751 3800 0 3800" svg:viewBox="0 0 564 3801">
            <text:p/>
          </draw:connector>
          <draw:custom-shape draw:style-name="gr4" draw:text-style-name="P1" draw:layer="layout" svg:width="2.4cm" svg:height="0.5cm" svg:x="1.3cm" svg:y="9.05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.3cm" svg:y="10.9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4.3cm" svg:y="10.0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4.3cm" svg:y="10.05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4.3cm" svg:y="10.45cm">
            <text:p text:style-name="P1">(à supprimer)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 draw:fill-gradient-name="Gradient_20_4" draw:fill-hatch-name="Hatching_20_1" draw:fill-image-name="Bitmap_20_1"/>
      <style:text-properties fo:font-size="10.5pt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  <style:style style:name="Relation_20_Type" style:display-name="Relation Type" style:family="graphic" style:parent-style-name="text">
      <style:graphic-properties draw:fill-gradient-name="Gradient_20_3" draw:fill-hatch-name="Hatching_20_1" draw:fill-image-name="Bitmap_20_1"/>
      <style:text-properties fo:font-size="10.5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10T10:52:52.991565972</dc:date>
    <dc:creator>Damien Cram</dc:creator>
    <meta:editing-duration>PT45M37S</meta:editing-duration>
    <meta:editing-cycles>8</meta:editing-cycles>
    <meta:generator>LibreOffice/5.1.6.2$Linux_X86_64 LibreOffice_project/10m0$Build-2</meta:generator>
    <meta:document-statistic meta:object-count="46"/>
  </office:meta>
</office:document-meta>
</file>